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1.4486in" style:rel-column-width="2086*"/>
    </style:style>
    <style:style style:name="Table4.B" style:family="table-column">
      <style:table-column-properties style:column-width="5.2444in" style:rel-column-width="7552*"/>
    </style:style>
    <style:style style:name="Table4.A1" style:family="table-cell">
      <style:table-cell-properties fo:background-color="#55308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3"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13" style:family="paragraph" style:parent-style-name="Table_20_Contents">
      <style:paragraph-properties fo:text-align="center" style:justify-single-word="false" style:writing-mode="rl-tb"/>
      <style:text-properties officeooo:rsid="001e1e86" officeooo:paragraph-rsid="001e1e86"/>
    </style:style>
    <style:style style:name="P14" style:family="paragraph" style:parent-style-name="Table_20_Contents">
      <style:paragraph-properties fo:text-align="end" style:justify-single-word="false" style:writing-mode="rl-tb"/>
      <style:text-properties officeooo:rsid="001e1e86" officeooo:paragraph-rsid="001e1e86"/>
    </style:style>
    <style:style style:name="P15" style:family="paragraph" style:parent-style-name="Table_20_Contents">
      <style:paragraph-properties fo:text-align="end" style:justify-single-word="false" style:writing-mode="rl-tb"/>
      <style:text-properties officeooo:paragraph-rsid="0020583f"/>
    </style:style>
    <style:style style:name="P16" style:family="paragraph" style:parent-style-name="Table_20_Contents">
      <style:paragraph-properties fo:text-align="end" style:justify-single-word="false" style:writing-mode="rl-tb"/>
      <style:text-properties officeooo:paragraph-rsid="002bfdef"/>
    </style:style>
    <style:style style:name="P17" style:family="paragraph" style:parent-style-name="Table_20_Contents">
      <style:paragraph-properties fo:text-align="end" style:justify-single-word="false" style:writing-mode="rl-tb"/>
      <style:text-properties officeooo:paragraph-rsid="00307d85"/>
    </style:style>
    <style:style style:name="P18" style:family="paragraph" style:parent-style-name="Table_20_Contents">
      <style:paragraph-properties fo:text-align="end" style:justify-single-word="false" style:writing-mode="rl-tb"/>
      <style:text-properties officeooo:paragraph-rsid="00353d24"/>
    </style:style>
    <style:style style:name="P19" style:family="paragraph" style:parent-style-name="Table_20_Contents">
      <style:paragraph-properties fo:text-align="end" style:justify-single-word="false" style:writing-mode="rl-tb"/>
      <style:text-properties officeooo:paragraph-rsid="003df5cb"/>
    </style:style>
    <style:style style:name="P20" style:family="paragraph" style:parent-style-name="Table_20_Contents">
      <style:paragraph-properties fo:text-align="end" style:justify-single-word="false" style:writing-mode="rl-tb"/>
      <style:text-properties officeooo:rsid="001f0ba7" officeooo:paragraph-rsid="001f0ba7"/>
    </style:style>
    <style:style style:name="P21" style:family="paragraph" style:parent-style-name="Table_20_Contents">
      <style:paragraph-properties fo:text-align="end" style:justify-single-word="false" style:writing-mode="rl-tb"/>
      <style:text-properties officeooo:rsid="0020583f" officeooo:paragraph-rsid="0020583f"/>
    </style:style>
    <style:style style:name="P22" style:family="paragraph" style:parent-style-name="Table_20_Contents">
      <style:paragraph-properties fo:text-align="end" style:justify-single-word="false" style:writing-mode="rl-tb"/>
      <style:text-properties officeooo:rsid="0020a833" officeooo:paragraph-rsid="0020a833"/>
    </style:style>
    <style:style style:name="P23" style:family="paragraph" style:parent-style-name="Table_20_Contents">
      <style:paragraph-properties fo:text-align="end" style:justify-single-word="false" style:writing-mode="rl-tb"/>
      <style:text-properties officeooo:rsid="00219107" officeooo:paragraph-rsid="00219107"/>
    </style:style>
    <style:style style:name="P24" style:family="paragraph" style:parent-style-name="Table_20_Contents">
      <style:paragraph-properties fo:text-align="end" style:justify-single-word="false" style:writing-mode="rl-tb"/>
      <style:text-properties officeooo:rsid="002279c3" officeooo:paragraph-rsid="002279c3"/>
    </style:style>
    <style:style style:name="P25" style:family="paragraph" style:parent-style-name="Table_20_Contents">
      <style:paragraph-properties fo:text-align="center" style:justify-single-word="false" style:writing-mode="rl-tb"/>
      <style:text-properties officeooo:rsid="0028d036" officeooo:paragraph-rsid="0028d036"/>
    </style:style>
    <style:style style:name="P26" style:family="paragraph" style:parent-style-name="Table_20_Contents">
      <style:paragraph-properties fo:text-align="end" style:justify-single-word="false" style:writing-mode="rl-tb"/>
      <style:text-properties officeooo:rsid="0028d036" officeooo:paragraph-rsid="0028d036"/>
    </style:style>
    <style:style style:name="P27" style:family="paragraph" style:parent-style-name="Table_20_Contents">
      <style:paragraph-properties fo:text-align="end" style:justify-single-word="false" style:writing-mode="rl-tb"/>
      <style:text-properties officeooo:rsid="0029f1e7" officeooo:paragraph-rsid="0029f1e7"/>
    </style:style>
    <style:style style:name="P28" style:family="paragraph" style:parent-style-name="Table_20_Contents">
      <style:paragraph-properties fo:text-align="end" style:justify-single-word="false" style:writing-mode="rl-tb"/>
      <style:text-properties officeooo:rsid="002f7a11" officeooo:paragraph-rsid="002f7a11"/>
    </style:style>
    <style:style style:name="P29" style:family="paragraph" style:parent-style-name="Table_20_Contents">
      <style:paragraph-properties fo:text-align="end" style:justify-single-word="false" style:writing-mode="rl-tb"/>
      <style:text-properties officeooo:rsid="00307d85" officeooo:paragraph-rsid="00307d85"/>
    </style:style>
    <style:style style:name="P30"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31"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32"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33" style:family="paragraph" style:parent-style-name="Table_20_Contents">
      <style:paragraph-properties fo:text-align="end" style:justify-single-word="false" style:writing-mode="rl-tb"/>
      <style:text-properties officeooo:rsid="003a1916" officeooo:paragraph-rsid="003a1916"/>
    </style:style>
    <style:style style:name="P34" style:family="paragraph" style:parent-style-name="Table_20_Contents">
      <style:paragraph-properties fo:text-align="end" style:justify-single-word="false" style:writing-mode="rl-tb"/>
      <style:text-properties officeooo:rsid="003b7678" officeooo:paragraph-rsid="003b7678"/>
    </style:style>
    <style:style style:name="P35" style:family="paragraph" style:parent-style-name="Table_20_Contents">
      <style:paragraph-properties fo:text-align="end" style:justify-single-word="false" style:writing-mode="rl-tb"/>
      <style:text-properties officeooo:rsid="003bd0e3" officeooo:paragraph-rsid="003bd0e3"/>
    </style:style>
    <style:style style:name="P36" style:family="paragraph" style:parent-style-name="Table_20_Contents">
      <style:paragraph-properties fo:text-align="end" style:justify-single-word="false" style:writing-mode="rl-tb"/>
      <style:text-properties style:use-window-font-color="true" style:font-name="B nazanin" fo:font-size="12pt" fo:language="en" fo:country="US" officeooo:rsid="003a1916" officeooo:paragraph-rsid="003a1916" style:letter-kerning="true" style:font-name-asian="Noto Serif CJK SC" style:font-size-asian="12pt" style:language-asian="zh" style:country-asian="CN" style:font-name-complex="B nazanin" style:font-size-complex="12pt" style:language-complex="hi" style:country-complex="IN"/>
    </style:style>
    <style:style style:name="P37" style:family="paragraph" style:parent-style-name="Table_20_Contents">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38" style:family="paragraph" style:parent-style-name="Text_20_body">
      <style:paragraph-properties fo:text-align="end" style:justify-single-word="false" style:writing-mode="rl-tb"/>
      <style:text-properties officeooo:rsid="002279c3" officeooo:paragraph-rsid="0022845b"/>
    </style:style>
    <style:style style:name="P39" style:family="paragraph" style:parent-style-name="Text_20_body">
      <style:paragraph-properties fo:text-align="end" style:justify-single-word="false" style:writing-mode="rl-tb"/>
      <style:text-properties officeooo:rsid="002812ac" officeooo:paragraph-rsid="002812ac"/>
    </style:style>
    <style:style style:name="P40" style:family="paragraph" style:parent-style-name="Table_20_Contents">
      <style:paragraph-properties fo:text-align="center" style:justify-single-word="false"/>
      <style:text-properties officeooo:rsid="001e1e86" officeooo:paragraph-rsid="001e1e86"/>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rsid="0028d036" officeooo:paragraph-rsid="0028d036"/>
    </style:style>
    <style:style style:name="P43" style:family="paragraph" style:parent-style-name="Table_20_Contents">
      <style:paragraph-properties fo:text-align="center" style:justify-single-word="false"/>
      <style:text-properties officeooo:rsid="00307d85" officeooo:paragraph-rsid="00307d85"/>
    </style:style>
    <style:style style:name="P44"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45" style:family="paragraph" style:parent-style-name="Standard" style:master-page-name="Standard">
      <style:paragraph-properties fo:text-align="end" style:justify-single-word="false" style:page-number="auto" style:writing-mode="rl-tb"/>
      <style:text-properties officeooo:paragraph-rsid="001b5a19"/>
    </style:style>
    <style:style style:name="P4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ed3c3" officeooo:paragraph-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4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48"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49" style:family="paragraph" style:parent-style-name="Table_20_Contents">
      <style:paragraph-properties fo:text-align="center" style:justify-single-word="false"/>
      <style:text-properties officeooo:rsid="0044c9aa" officeooo:paragraph-rsid="0044c9aa"/>
    </style:style>
    <style:style style:name="P50"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51"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b7678" officeooo:paragraph-rsid="003b7678" style:letter-kerning="true" style:font-name-asian="Noto Serif CJK SC" style:font-size-asian="12pt" style:language-asian="zh" style:country-asian="CN" style:font-name-complex="B nazanin" style:font-size-complex="12pt" style:language-complex="hi" style:country-complex="IN"/>
    </style:style>
    <style:style style:name="P52" style:family="paragraph" style:parent-style-name="Table_20_Contents">
      <style:paragraph-properties fo:text-align="end" style:justify-single-word="false" style:writing-mode="rl-tb"/>
      <style:text-properties style:use-window-font-color="true" style:font-name="B nazanin" fo:font-size="12pt" fo:language="en" fo:country="US" officeooo:rsid="003c1d54" officeooo:paragraph-rsid="003c1d54" style:letter-kerning="true" style:font-name-asian="Noto Serif CJK SC" style:font-size-asian="12pt" style:language-asian="zh" style:country-asian="CN" style:font-name-complex="B nazanin" style:font-size-complex="12pt" style:language-complex="hi" style:country-complex="IN"/>
    </style:style>
    <style:style style:name="P53" style:family="paragraph" style:parent-style-name="Table_20_Contents">
      <style:paragraph-properties fo:text-align="end" style:justify-single-word="false" style:writing-mode="rl-tb"/>
      <style:text-properties style:use-window-font-color="true" style:font-name="B nazanin" fo:font-size="12pt" fo:language="en" fo:country="US" officeooo:rsid="004621d9" officeooo:paragraph-rsid="004621d9" style:letter-kerning="true" style:font-name-asian="Noto Serif CJK SC" style:font-size-asian="12pt" style:language-asian="zh" style:country-asian="CN" style:font-name-complex="B nazanin" style:font-size-complex="12pt" style:language-complex="hi" style:country-complex="IN"/>
    </style:style>
    <style:style style:name="P54"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55" style:family="paragraph" style:parent-style-name="Table_20_Contents">
      <style:paragraph-properties fo:text-align="center" style:justify-single-word="false" style:writing-mode="rl-tb"/>
      <style:text-properties officeooo:rsid="0044c9aa" officeooo:paragraph-rsid="0044c9aa"/>
    </style:style>
    <style:style style:name="P56" style:family="paragraph" style:parent-style-name="Table_20_Contents">
      <style:paragraph-properties fo:text-align="end" style:justify-single-word="false" style:writing-mode="rl-tb"/>
      <style:text-properties officeooo:rsid="0044c9aa" officeooo:paragraph-rsid="0044c9aa"/>
    </style:style>
    <style:style style:name="P57" style:family="paragraph" style:parent-style-name="Table_20_Contents">
      <style:paragraph-properties fo:text-align="end" style:justify-single-word="false" style:writing-mode="rl-tb"/>
      <style:text-properties officeooo:rsid="0044c9aa" officeooo:paragraph-rsid="004621d9"/>
    </style:style>
    <style:style style:name="P58" style:family="paragraph" style:parent-style-name="Table_20_Contents" style:list-style-name="List_20_1">
      <style:paragraph-properties fo:text-align="end" style:justify-single-word="false" style:writing-mode="rl-tb"/>
      <style:text-properties officeooo:rsid="0044c9aa" officeooo:paragraph-rsid="004621d9"/>
    </style:style>
    <style:style style:name="P59" style:family="paragraph" style:parent-style-name="Table_20_Contents">
      <style:paragraph-properties fo:text-align="end" style:justify-single-word="false" style:writing-mode="rl-tb"/>
      <style:text-properties officeooo:paragraph-rsid="004735f1"/>
    </style:style>
    <style:style style:name="P60" style:family="paragraph" style:parent-style-name="Table_20_Contents">
      <style:paragraph-properties fo:text-align="end" style:justify-single-word="false" style:writing-mode="rl-tb"/>
      <style:text-properties officeooo:paragraph-rsid="0048eba0"/>
    </style:style>
    <style:style style:name="P61" style:family="paragraph" style:parent-style-name="Table_20_Contents">
      <style:paragraph-properties fo:text-align="end" style:justify-single-word="false" style:writing-mode="rl-tb"/>
      <style:text-properties officeooo:paragraph-rsid="004b2140"/>
    </style:style>
    <style:style style:name="P62" style:family="paragraph" style:parent-style-name="Table_20_Contents">
      <style:paragraph-properties fo:text-align="end" style:justify-single-word="false" style:writing-mode="rl-tb"/>
      <style:text-properties officeooo:rsid="004735f1" officeooo:paragraph-rsid="004735f1"/>
    </style:style>
    <style:style style:name="P63" style:family="paragraph" style:parent-style-name="Table_20_Contents">
      <style:paragraph-properties fo:text-align="end" style:justify-single-word="false" style:writing-mode="rl-tb"/>
      <style:text-properties officeooo:rsid="004735f1" officeooo:paragraph-rsid="0048d150"/>
    </style:style>
    <style:style style:name="P64" style:family="paragraph" style:parent-style-name="Table_20_Contents">
      <style:paragraph-properties fo:text-align="end" style:justify-single-word="false" style:writing-mode="rl-tb"/>
      <style:text-properties officeooo:rsid="004735f1" officeooo:paragraph-rsid="0048d151"/>
    </style:style>
    <style:style style:name="P65" style:family="paragraph" style:parent-style-name="Table_20_Contents">
      <style:paragraph-properties fo:text-align="end" style:justify-single-word="false" style:writing-mode="rl-tb"/>
      <style:text-properties officeooo:rsid="0048d151" officeooo:paragraph-rsid="0048eba0"/>
    </style:style>
    <style:style style:name="P66" style:family="paragraph" style:parent-style-name="Table_20_Contents">
      <style:paragraph-properties fo:text-align="end" style:justify-single-word="false" style:writing-mode="rl-tb"/>
      <style:text-properties officeooo:rsid="0048eba0" officeooo:paragraph-rsid="0048eba0"/>
    </style:style>
    <style:style style:name="P67"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68"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69" style:family="paragraph" style:parent-style-name="Text_20_body" style:list-style-name="L1">
      <style:paragraph-properties fo:text-align="end" style:justify-single-word="false" style:writing-mode="rl-tb"/>
      <style:text-properties officeooo:paragraph-rsid="002812ac"/>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en" fo:country="US" officeooo:rsid="0046bbf7"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en" fo:country="US" officeooo:rsid="004735f1"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48d150"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erif" fo:font-size="12pt" fo:language="en" fo:country="US" officeooo:rsid="0048d151"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erif" fo:font-size="12pt" fo:language="en" fo:country="US" officeooo:rsid="0048eba0"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fo:language="en" fo:country="US" style:letter-kerning="true" style:font-name-asian="Noto Serif CJK SC" style:language-asian="zh" style:country-asian="CN" style:language-complex="hi" style:country-complex="IN"/>
    </style:style>
    <style:style style:name="T15"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6"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7"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8"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9"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20"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1"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2"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3"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24"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25"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26"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27"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28"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29"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30"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31" style:family="text">
      <style:text-properties style:use-window-font-color="true" style:font-name="B nazanin" fo:font-size="12pt" fo:language="en" fo:country="US" officeooo:rsid="003df5cb" style:letter-kerning="true" style:font-name-asian="Noto Serif CJK SC" style:font-size-asian="12pt" style:language-asian="zh" style:country-asian="CN" style:font-name-complex="B nazanin" style:font-size-complex="12pt" style:language-complex="hi" style:country-complex="IN"/>
    </style:style>
    <style:style style:name="T32" style:family="text">
      <style:text-properties officeooo:rsid="001f0ba7"/>
    </style:style>
    <style:style style:name="T33" style:family="text">
      <style:text-properties officeooo:rsid="0020583f"/>
    </style:style>
    <style:style style:name="T34" style:family="text">
      <style:text-properties officeooo:rsid="0020a833"/>
    </style:style>
    <style:style style:name="T35" style:family="text">
      <style:text-properties officeooo:rsid="00219107"/>
    </style:style>
    <style:style style:name="T36" style:family="text">
      <style:text-properties officeooo:rsid="002279c3"/>
    </style:style>
    <style:style style:name="T37" style:family="text">
      <style:text-properties officeooo:rsid="0022845b"/>
    </style:style>
    <style:style style:name="T38" style:family="text">
      <style:text-properties officeooo:rsid="0027459e"/>
    </style:style>
    <style:style style:name="T39" style:family="text">
      <style:text-properties officeooo:rsid="0028d036"/>
    </style:style>
    <style:style style:name="T40" style:family="text">
      <style:text-properties officeooo:rsid="0029f1e7"/>
    </style:style>
    <style:style style:name="T41" style:family="text">
      <style:text-properties officeooo:rsid="002a8808"/>
    </style:style>
    <style:style style:name="T42" style:family="text">
      <style:text-properties officeooo:rsid="00307d85"/>
    </style:style>
    <style:style style:name="T43" style:family="text">
      <style:text-properties officeooo:rsid="0044c9aa"/>
    </style:style>
    <style:style style:name="T44" style:family="text">
      <style:text-properties officeooo:rsid="004621d9"/>
    </style:style>
    <style:style style:name="T45" style:family="text">
      <style:text-properties officeooo:rsid="0046bbf7"/>
    </style:style>
    <style:style style:name="T46" style:family="text">
      <style:text-properties officeooo:rsid="004a1560"/>
    </style:style>
    <style:style style:name="T47" style:family="text">
      <style:text-properties officeooo:rsid="004b2140"/>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0">ع</text:span><text:span text:style-name="T21">نوان: </text:span><text:span text:style-name="T22">مستند تحلیل اینترنت بانک</text:span></text:p>
      <text:p text:style-name="P4"/>
      <text:p text:style-name="P4">توضیح: در این سند use case های مختلف در اینترنت بانک تشریح شده است.</text:p>
      <text:p text:style-name="P4"/>
      <text:p text:style-name="P4">Actor: مشتری ای که قبلًا در بانک حساب باز کرده است.</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نویسنده: مهدی کرمی</text:p>
      <text:p text:style-name="P5"><text:soft-page-break/></text:p>
      <text:p text:style-name="P5">فهرست:</text:p>
      <text:p text:style-name="P5"/>
      <text:p text:style-name="P12"><text:span text:style-name="T16">use case</text:span><text:span text:style-name="T14"> ثبت نام………………………………… ………… </text:span><text:span text:style-name="T15">3</text:span></text:p>
      <text:p text:style-name="P9">use case ورود……….…………………………………….…. 5</text:p>
      <text:p text:style-name="P10">use case کارت به کارت ….….….….….….….….…….….…. 6</text:p>
      <text:p text:style-name="P46">use case انتقال پول ………………………….…….…. … … 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ثبت نام:</text:p>
      <text:p text:style-name="P7"/>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40">Use case</text:p>
          </table:table-cell>
          <table:table-cell table:style-name="Table1.B5" office:value-type="string">
            <text:p text:style-name="P44">Sign Upثبت نام یا </text:p>
          </table:table-cell>
        </table:table-row>
        <table:table-row>
          <table:table-cell table:style-name="Table1.A5" office:value-type="string">
            <text:p text:style-name="P40">توضیح</text:p>
          </table:table-cell>
          <table:table-cell table:style-name="Table1.B5" office:value-type="string">
            <text:p text:style-name="P13">در این نوع use case مشتری مراحل ثبت نام را انجام می دهد.</text:p>
          </table:table-cell>
        </table:table-row>
        <table:table-row>
          <table:table-cell table:style-name="Table1.A5" office:value-type="string">
            <text:p text:style-name="P40">Actor</text:p>
          </table:table-cell>
          <table:table-cell table:style-name="Table1.B5" office:value-type="string">
            <text:p text:style-name="P13">مشتری که قبلا در بانک یک حساب باز کرده و در ا<text:span text:style-name="T33">ین مرحله</text:span> کاربر مهمان نامیده می شود.</text:p>
          </table:table-cell>
        </table:table-row>
        <table:table-row>
          <table:table-cell table:style-name="Table1.A5" office:value-type="string">
            <text:p text:style-name="P40">شرح عملیات</text:p>
          </table:table-cell>
          <table:table-cell table:style-name="Table1.B5" office:value-type="string">
            <text:p text:style-name="P14">1- کاربر مهمان صفحه مرورگر را باز کرده و وارد سایت localhost می شود.</text:p>
            <text:p text:style-name="P14">2- <text:span text:style-name="T32">صفحه خوش آمدگویی بانک ظاهر می شود.</text:span></text:p>
            <text:p text:style-name="P20">3- به منظور ثبت نام و استفاده از عملیات های مختلف بانکی بر روی لینک ثبت نام کلیک می کند.</text:p>
            <text:p text:style-name="P20">4- صفحه شروع ثبت نام ظاهر می شود.</text:p>
            <text:p text:style-name="P20">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20">6- <text:span text:style-name="T33">یک رمز OTP یا شناسه رمز یک بار مصرف 5 رقمه به تلفن همراه ثبت شده ارسال خواهد شد.</text:span></text:p>
            <text:p text:style-name="P21">7- صفحه جدید به منظور مرحله دوم ثبت نام ظاهر می شود.</text:p>
            <text:p text:style-name="P15"><text:span text:style-name="T33">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33"> وارد کردن حرف در باکس های تاریخ تولد انجام می شود.</text:span></text:p>
            <text:p text:style-name="P15"><text:span text:style-name="T33">9- </text:span><text:span text:style-name="T34">صفحه جدید به منظور </text:span><text:span text:style-name="T2">بررسی</text:span><text:span text:style-name="T34"> اطلاعات کارت ظاهر می شوذ.</text:span></text:p>
            <text:p text:style-name="P22">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22">11- در باکس بعدی همین صفحه کاربر باید <text:span text:style-name="T38">CVV2 را وارد کند.</text:span></text:p>
            <text:p text:style-name="P22">12- سپس کاربر باید با کلیک بر روی درخواست رمز پویا، درخواست رمز پویای یک بار مصرف <text:span text:style-name="T35">کند.</text:span></text:p>
            <text:p text:style-name="P23">13- <text:span text:style-name="T34">پ</text:span>یغام رمز <text:span text:style-name="T34">پ</text:span>ویا هفت رقمه برای کاربر ارسال می شود.</text:p>
            <text:p text:style-name="P23">14- کاربر باید رمز را در باکس مربوطه وارد نماید.</text:p>
            <text:p text:style-name="P23">15- در نهایت کاربر دکمه بررسی کارت را باید تایید کند.</text:p>
            <text:p text:style-name="P23">16- در این مرحله صفحه <text:span text:style-name="T34">پ</text:span>ایان ثبت نام ظاهر می شود.</text:p>
            <text:p text:style-name="P23">17- کاربر باید نام کاربری<text:span text:style-name="T34">،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36">)</text:span></text:p>
            <text:p text:style-name="P24">18- رمز عبور باید شامل قوانین زیر باشد:</text:p>
            <text:p text:style-name="P24"/>
            <text:list xml:id="list2260564990" text:style-name="L1">
              <text:list-item>
                <text:p text:style-name="P67"><text:soft-page-break/>رمز عبور شما باید حداقل 8 کاراکتر باشد. </text:p>
              </text:list-item>
              <text:list-item>
                <text:p text:style-name="P68">رمز عبور شما باید شامل عدد باشد. </text:p>
              </text:list-item>
              <text:list-item>
                <text:p text:style-name="P68">رمز عبور شما باید شامل حروف کوچک و بزرگ انگلیسی باشد. </text:p>
              </text:list-item>
              <text:list-item>
                <text:p text:style-name="P68">رمز عبور شما نباید شامل نام کاربری شما باشد. (اشتراک 3 کاراکتر و بیشتر مجاز نمی باشد) </text:p>
              </text:list-item>
              <text:list-item>
                <text:p text:style-name="P68">رمز عبور شما نباید شامل شماره تلفن همراه خودتان باشد. </text:p>
              </text:list-item>
              <text:list-item>
                <text:p text:style-name="P68">رمز عبور شما نباید شامل کد ملی خودتان باشد. </text:p>
              </text:list-item>
              <text:list-item>
                <text:p text:style-name="P68">رمز عبور و تکرار رمز عبور شما باید یکسان باشد. </text:p>
              </text:list-item>
              <text:list-item>
                <text:p text:style-name="P69">توصیه می شود حداقل از یکی از علایم خاص شامل <text:span text:style-name="Strong_20_Emphasis">} { ] [ _ ~ ! @ # $ % ^ &amp; * ( )</text:span> در رمز عبور استفاده شود. </text:p>
              </text:list-item>
            </text:list>
            <text:p text:style-name="P38">19- <text:span text:style-name="T37">در نهایت با زدن دکمه </text:span><text:span text:style-name="T34">پ</text:span><text:span text:style-name="T37">ایان ثبت نام توسط کاربر عملیات به </text:span><text:span text:style-name="T34">پ</text:span><text:span text:style-name="T37">ایان می رسد و </text:span><text:span text:style-name="T34">پ</text:span><text:span text:style-name="T37">یغام "عملیات با موفقیت ثبت شد و </text:span><text:span text:style-name="T34">پ</text:span><text:span text:style-name="T37">روفایل شما بعد از شش ساعت فعال خواهد شد" ظاهر می شود.</text:span></text:p>
            <text:p text:style-name="P39">20- صفحه خوش آمدگویی اول ظاهر می شود.</text:p>
          </table:table-cell>
        </table:table-row>
      </table:table>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ورود:</text:p>
      <text:p text:style-name="P8"/>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41"><text:s/><text:span text:style-name="T39">Use case</text:span></text:p>
          </table:table-cell>
          <table:table-cell table:style-name="Table2.B2" office:value-type="string">
            <text:p text:style-name="P25">ورود یا Login</text:p>
          </table:table-cell>
        </table:table-row>
        <table:table-row>
          <table:table-cell table:style-name="Table2.A5" office:value-type="string">
            <text:p text:style-name="P42">توضیح</text:p>
          </table:table-cell>
          <table:table-cell table:style-name="Table2.B3" office:value-type="string">
            <text:p text:style-name="P26">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42">Actor</text:p>
          </table:table-cell>
          <table:table-cell table:style-name="Table2.B4" office:value-type="string">
            <text:p text:style-name="P26">از این Use case به بعد، به کاربر مهمانی که قبلاً ثبت نام کرده، مشتری گفته می شود.</text:p>
          </table:table-cell>
        </table:table-row>
        <table:table-row>
          <table:table-cell table:style-name="Table2.A5" office:value-type="string">
            <text:p text:style-name="P42">شرح عملیات</text:p>
          </table:table-cell>
          <table:table-cell table:style-name="Table2.B5" office:value-type="string">
            <text:p text:style-name="P26">1- <text:span text:style-name="T40">ابتدا مشتری وارد سایت localhost می شود.</text:span></text:p>
            <text:p text:style-name="P27">2- صفحه ورود مشتری ظاهر می شود.</text:p>
            <text:p text:style-name="P27">3- مشتری باید نام کاربری و رمز عبور خود را که در Use case ثبت نام ساخته است، وارد نماید و سپس بر روی دکمه ورود <text:span text:style-name="T41">به سامانه</text:span> کلیک کند.</text:p>
            <text:p text:style-name="P27">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41">کردن</text:span> آن نیازی به تایید دکمه ای که نشان دهد مقدار <text:s/>را وارد کرده است، نخواهد بود. وب سایت به صورت دینامیک پس از وارد کردن مقادیر، <text:span text:style-name="T41">وضعیت صحت آن را بررسی می کند.</text:span></text:p>
            <text:p text:style-name="P16"><text:span text:style-name="T41">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28"><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1"><text:soft-page-break/>کارت به کارت:</text:p>
      <text:p text:style-name="P3"/>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43">Use case</text:p>
          </table:table-cell>
          <table:table-cell table:style-name="Table3.B4" office:value-type="string">
            <text:p text:style-name="P43">کارت به کارت درون بانکی و شتابی</text:p>
          </table:table-cell>
        </table:table-row>
        <table:table-row>
          <table:table-cell table:style-name="Table3.A5" office:value-type="string">
            <text:p text:style-name="P43">توضیح</text:p>
          </table:table-cell>
          <table:table-cell table:style-name="Table3.B4" office:value-type="string">
            <text:p text:style-name="P17"><text:span text:style-name="T42">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43">Actor</text:p>
          </table:table-cell>
          <table:table-cell table:style-name="Table3.B4" office:value-type="string">
            <text:p text:style-name="P29">مشتری ای که قبلاً در سایت ثبت نام کرده است.</text:p>
          </table:table-cell>
        </table:table-row>
        <table:table-row table:style-name="Table3.5">
          <table:table-cell table:style-name="Table3.A5" office:value-type="string">
            <text:p text:style-name="P43">شرح عملیات</text:p>
          </table:table-cell>
          <table:table-cell table:style-name="Table3.B5" office:value-type="string">
            <text:p text:style-name="P30">1- پس از ورود به سایت<text:span text:style-name="T17">، باید ابتدا وارد ماژول کارت به کارت درون بانکی و شتابی شد.</text:span></text:p>
            <text:p text:style-name="P31"><text:span text:style-name="T18">2- </text:span><text:span text:style-name="T19">صفحه مورد نظر ظاهر خواهد شد</text:span><text:span text:style-name="T18">، </text:span><text:span text:style-name="T19">با این توضیح در بالای آن که "کاربران گرامی، در صورت تمایل می توانید سایر ملی کارت های خود که در لیست زیر نمایش داده نمیشوند را اضافه نمایید."</text:span><text:span text:style-name="T18">، </text:span><text:span text:style-name="T19">و به این منظور</text:span><text:span text:style-name="T18">، </text:span><text:span text:style-name="T19">دکمه ای برای تنظیمات کارت در جلوی متن یاد شده قرار گرفته است.</text:span></text:p>
            <text:p text:style-name="P32"><text:span text:style-name="T17">3- بعد از این متن</text:span><text:span text:style-name="T18">، </text:span><text:span text:style-name="T17">لیست شماره کارت هایی که قرار است عملیات کارت به کارت با آن صورت گیرد</text:span><text:span text:style-name="T18"> </text:span><text:span text:style-name="T17">به صورت منوی زبانه ای قرار گرفته است.</text:span></text:p>
            <text:p text:style-name="P32"><text:span text:style-name="T17">4- بعد از انتخاب شماره کارت</text:span><text:span text:style-name="T18">، </text:span><text:span text:style-name="T17">باید کد CVV2 را وارد کرد</text:span><text:span text:style-name="T18">. </text:span><text:span text:style-name="T17">به منظور رعایت اصول امنیتی</text:span><text:span text:style-name="T18"> </text:span><text:span text:style-name="T17">در کنار باکس این کد یک صفحه کلید مجازی تعبیه شده است. در ضمن با وارد کردن مقادیر به جای نمایش به صورت عددی</text:span><text:span text:style-name="T18">، </text:span><text:span text:style-name="T17">دایره توپر نشان داده می شود.</text:span></text:p>
            <text:p text:style-name="P18"><text:span text:style-name="T24">5- </text:span><text:span text:style-name="T25">در باکس بعدی ورود رمز دوم قرار دار</text:span><text:span text:style-name="T26">د. در کنار این باکس، دکمه درخواست رمز دوم کارت قرار گرفته است. مشتری به منظور تولید رمز یک بار مصرف باید بر روی این دکه کلیک کند.</text:span></text:p>
            <text:p text:style-name="P36">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p>
            <text:p text:style-name="P36">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p>
            <text:p text:style-name="P33"><text:span text:style-name="T23">8- در این مرحله مشتری باید مبلغ انتقالی مورد نظر را به واحد پولی ریال وارد نماید. </text:span><text:span text:style-name="T27">بر روی این باکس اعتبار سنجی به منظور عدم وارد کردن حروف صورت می گیرد.</text:span></text:p>
            <text:p text:style-name="P37">9- در پایین ترین موقعیت صفحه ظاهر شده در همین use case، چهار دکمه با این عناوین قرار دارد: </text:p>
            <text:list xml:id="list3856190740" text:style-name="List_20_1">
              <text:list-item>
                <text:p text:style-name="P50"><text:s/>راهنما: که به صورت قدم به قدم تمامی مراحل بالا را تشریح می کند.</text:p>
              </text:list-item>
              <text:list-item>
                <text:p text:style-name="P50">پاک کردن: در صورتی که مشتری بخواهد مقادیر کلیه باکس ها را به صورت یکجا پاک کند.</text:p>
              </text:list-item>
              <text:list-item>
                <text:p text:style-name="P54"><text:span text:style-name="T27">ا</text:span><text:span text:style-name="T23">نصراف: در صورت که مشتری از انجام عملیات منصرف شده باشد.</text:span></text:p>
              </text:list-item>
              <text:list-item>
                <text:p text:style-name="P51">ادامه: به منظور تایید اطلاعات داده توسط مشتری و ادامه عملیات باید بر روی این دکمه کلیک شود.</text:p>
              </text:list-item>
            </text:list>
            <text:p text:style-name="P34"><text:span text:style-name="T23">10- پس از وارد کردن مقادیر خواسته شده و کلیک بر روی دکمه ادامه، </text:span><text:span text:style-name="T28">صفحه حال دوباره لود می شود. شماره </text:span><text:span text:style-name="T31">کارت</text:span><text:span text:style-name="T28"> و دارنده کارت مقصد، شماره حساب متصل به کارت، مبلغ انتقالی و نام بانک مقصد به منظور اطمینان از این عملیات به مشتری اطلاع داده خواهد شد.</text:span></text:p>
            <text:p text:style-name="P35"><text:span text:style-name="T23">11- در موقعیت </text:span><text:span text:style-name="T29">پ</text:span><text:span text:style-name="T23">ایین سمت راست صفحه، یک CheckBox به نام ذخیره در فهرست </text:span><text:soft-page-break/><text:span text:style-name="T23">تماس قرار دارد که وظیفه ثبت شماره کارت را بر عهده دارد.(رجوع شود به مرحله 7)</text:span></text:p>
            <text:p text:style-name="P35"><text:span text:style-name="T23">12- </text:span><text:span text:style-name="T30">به منظور تایید عملیات فوق، مشتری باید بر روی دکمه تایید کلیک کند در غیر این صورت باید دکمه انصراف فشرده شود.</text:span></text:p>
            <text:p text:style-name="P19"><text:span text:style-name="T30">13- پس از تایید عملیات، </text:span><text:span text:style-name="T31">صفحه ای جدید لود خواهد شد، که در آن </text:span><text:span text:style-name="T28">شماره </text:span><text:span text:style-name="T31">کارت</text:span><text:span text:style-name="T28"> و دارنده کارت مقصد، شماره حساب متصل به کارت، مبلغ انتقالی و نام بانک مقصد </text:span><text:span text:style-name="T31">تاریخ، شماره پیگیری و وضعیت تراکنش اعلام می شود. در صورتی که عملیات با موفقیت انجام شود، در وضعیت تراکنش کلمه موفق و یک تیک سبز رنگ و درغیر این صورت کلمه ناموفق و تیک قرمز رنگ ظاهر خواهد شد.</text:span></text:p>
            <text:p text:style-name="P52">14- پیغامی هم از طرف بانک با عنوان انتقال، مبلغ انتقال، پنج رقم آخر شماره حساب، مانده حساب، تاریخ و زمان عملیات انتقال به مشتری ارسال خواهد شد.</text:p>
            <text:p text:style-name="P53">15- قابل ذکر است با انجام این غملیات، در صورتی که شماره کارت مقصد، غیر از بانک مبدا باشد مبلغ 5000 ریال و اگر خود بانک مبدا باشد مبلغ 500 ریال از موجودی کسر خواهد شد.</text:p>
          </table:table-cell>
        </table:table-row>
      </table:table>
      <text:p text:style-name="P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text:soft-page-break/>انتقال پول:</text:p>
      <text:p text:style-name="P47"/>
      <table:table table:name="Table4" table:style-name="Table4">
        <table:table-column table:style-name="Table4.A"/>
        <table:table-column table:style-name="Table4.B"/>
        <table:table-row>
          <table:table-cell table:style-name="Table4.A1" table:number-columns-spanned="2" office:value-type="string">
            <text:p text:style-name="Table_20_Contents"/>
          </table:table-cell>
          <table:covered-table-cell/>
        </table:table-row>
        <table:table-row>
          <table:table-cell table:style-name="Table4.A5" office:value-type="string">
            <text:p text:style-name="P49">Use case</text:p>
          </table:table-cell>
          <table:table-cell table:style-name="Table4.B5" office:value-type="string">
            <text:p text:style-name="P55">انتقال پول درون بانکی و بین بانکی</text:p>
          </table:table-cell>
        </table:table-row>
        <table:table-row>
          <table:table-cell table:style-name="Table4.A5" office:value-type="string">
            <text:p text:style-name="P49">توضیح</text:p>
          </table:table-cell>
          <table:table-cell table:style-name="Table4.B5" office:value-type="string">
            <text:p text:style-name="P56">به منظور انتقال پول از طریق حساب <text:span text:style-name="T45">به صورت</text:span> درون بانک و بین بانکی از این use case استفاده می شود.</text:p>
          </table:table-cell>
        </table:table-row>
        <table:table-row>
          <table:table-cell table:style-name="Table4.A5" office:value-type="string">
            <text:p text:style-name="P49">Actor</text:p>
          </table:table-cell>
          <table:table-cell table:style-name="Table4.B5" office:value-type="string">
            <text:p text:style-name="P56">به کاربری که قبلاً در سایت ثبت نام کرده، مشتری گفته می شود.</text:p>
          </table:table-cell>
        </table:table-row>
        <table:table-row>
          <table:table-cell table:style-name="Table4.A5" office:value-type="string">
            <text:p text:style-name="P49">شرح عملیات</text:p>
          </table:table-cell>
          <table:table-cell table:style-name="Table4.B5" office:value-type="string">
            <text:p text:style-name="P56">1- مشتری بعد از ورود به سایت به منظور عملیات انتقال پول از طریق حساب بر روی گزینه انتقال پول درون بانکی و بین بانکی <text:span text:style-name="T46">کلیک </text:span>می کند.</text:p>
            <text:p text:style-name="P57">2- <text:s/>پنجره ای ظاهر خواهد شد که <text:span text:style-name="T44">به منظور توجه بیشتر مشتری دو جمله در ابتدای کادر قرار گرفته است. این دو جمله عبارتند از:</text:span></text:p>
            <text:list xml:id="list222325571856906" text:continue-numbering="true" text:style-name="List_20_1">
              <text:list-item>
                <text:p text:style-name="P58">نوع انتقال اعم از داخلی، پایا و ساتنا* با توجه به مبلغ وارد شده و شماره مقصد به صورت خودکار مشخص می گردد.</text:p>
              </text:list-item>
              <text:list-item>
                <text:p text:style-name="P58">محدودیت های انتقال پول بر اساس قوانین بانک ملی ایران و بانک مرکزی ج.ا.ا محاسبه می گردد.</text:p>
              </text:list-item>
            </text:list>
            <text:p text:style-name="P61"><text:span text:style-name="T47">*(</text:span>پایا یک سیستم تبادل اطلاعات بانکی است که به بانک‌ها اجازه می‌دهد تمامی تبادلات بین بانکی مشتریان خود را به صورت الکترونیکی انجام دهند <text:span text:style-name="T47">و ساتنا برای انتقال </text:span><text:span text:style-name="T43">پ</text:span><text:span text:style-name="T47">ول های بالای 150 میلیون ریال مورد استفاده قرار می گیرد.)</text:span></text:p>
            <text:p text:style-name="P59"><text:span text:style-name="T44">3- </text:span><text:span text:style-name="T45">بعد از این دو اطلاعیه، گزینه ای وجود دارد که به مشتری این امکان را می دهد، سقف انتقال پول را مشاهده و یا ویرایش کند. به این صورت که بر روی گزینه "</text:span>تعیین شرایط سقف انتقال پول روزانه" <text:span text:style-name="T45">کلیک کرده، بعد از کلیک پنجره ای جدید با عنوان "</text:span>تنظیمات سقف انتقال پول روزانه" <text:span text:style-name="T45">باز خواهد شد که شامل </text:span><text:span text:style-name="T9">یک جدول با عناوین ستون های "نوع تراکنش"، "سقف مبلغ بدون تایید پیامکی" و "سقف مبلغ با تایید پیامکی" می شود. نوع تراکنش هم شامل ردیف هایی با عناوین"تراکنش درون بانکی"، "تراکنش بین بانکی" و "تراکنش بین حساب های خود" </text:span><text:span text:style-name="T10">می شود. به صورت پیش فرض مبالغی در هر یک از این تراکنش ها وجود دارد. این مبالغ برای ردیف "تراکنش بین بانکی" و "سقف مبلغ بدون تایید پیامکی" مبلغ نه هزار و نهصد و نود و نه ریال، برای همین ردیف با ستون "سقف مبلغ با تایید <text:s/>پیامکی" مبلغ یک میلیارد ریال می باشد. برای ردیف "تراکنش بین بانکی" مبالغ به ترتیب نه هزار و نهصد و نود و نه ریال و یک میلیارد ریال می باشد. برای ردیف آخر یعنی "تراکنش بین حساب های خود" این مبالغ به ترتیب یک میلیارد ریال و یک میلیارد و یک میلیارد ریال می باشد.</text:span></text:p>
            <text:p text:style-name="P62"><text:span text:style-name="T1">قابل توجه است که این مبالغ به صورت سبز رنگ نشان داده شده اند.</text:span></text:p>
            <text:p text:style-name="P62"><text:span text:style-name="T1">4- مشتری می تواند با کلیک بر روی دکمه ویرایش این مبالغ را به صورت عددی و با واحد ارزی ریال طبق میل خود ویرایش کنند.</text:span></text:p>
            <text:p text:style-name="P62"><text:span text:style-name="T1">5- گزینه بعدی در پنجره انتقال پول از حساب، انتخاب شماره حساب می باشد. با انتخاب هر یک از شماره ها، مبلغ موجودی حساب نیز جلوی شماره مورد نظر، نمایش داده می شود.</text:span></text:p>
            <text:p text:style-name="P63"><text:span text:style-name="T1">6- </text:span><text:span text:style-name="T11">در این مرحله، مبلغ انتقال به ریال، نام دریافت کننده </text:span><text:span text:style-name="T1">پ</text:span><text:span text:style-name="T11">ول، شماره حساب بانک مبدا(به منظور تراکنش درون بانکی) و یا شماره شبای سایر بانک ها(به منظور تراکنش بین بانکی) باید توسط مشتری وارد شود. اعتبارسنجی در مبلغ انتقال به منظور عدم وارد کردن حروف </text:span><text:soft-page-break/><text:span text:style-name="T11">صورت می گیرد ولی در باکس شماره شبا، این اعتبار سنجی در صورت وارد کردن حروف، فقط با قرمز نشان دادن و یک علامت ضربدر در کادر باکس نشان داده می شود.</text:span></text:p>
            <text:p text:style-name="P63"><text:span text:style-name="T11">7- با وارد کردن شماره حساب یا شماره شبا نوع انتقال و نام بانک مقصد به صورت اتوماتیک توسط بانک مشخص می گردد.</text:span></text:p>
            <text:p text:style-name="P64"><text:span text:style-name="T11">8- در این مرحل</text:span><text:span text:style-name="T12">ه، شناسه واریز و شرح عملیات به منظور بایگانی تراکنش وارد می شود. این مرحله به صورت اختیاری است. حداکثر تعداد کاراکتر ورودی در شرح عملیات 140 کاراکتر می باشد. هیچ گونه اعتبار سنجی در کادر شناسه واریز صورت نمی گیرد.</text:span></text:p>
            <text:p text:style-name="P64"><text:span text:style-name="T12">9- در این مرحله انتخاب انتقال تکی یا مستمر می باشد. در نوع انتقال تکی فقط تاریخ تراکنش را می توان مشاهده کرد و فقط در همان لحظه توسط مشتری انجام می شود ولی با انتخاب نوع انتقال مستمر</text:span><text:span text:style-name="T11"> </text:span><text:span text:style-name="T12">می توان این عملیات را به صورت خودکار در بازه زمانی "از تاریخ" تا "تا تاریخ"ی که توسط مشتری مشخص می گردد به صورت ماهانه و یا هفنگی این تراکنش انجام شود.</text:span></text:p>
            <text:p text:style-name="P65"><text:span text:style-name="T1">10- 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text:span text:style-name="T13">هم مقادیری که توسط مشتری وارد شده را </text:span><text:span text:style-name="T1">پاک </text:span><text:span text:style-name="T13">می کند.</text:span></text:p>
            <text:p text:style-name="P60"><text:span text:style-name="T13">11- به منظور ثبت درخواست و نهایی کردن آن باید بر روی ثبت درخواست کلیک کرد.</text:span></text:p>
            <text:p text:style-name="P66"><text:span text:style-name="T1">12- قابل ذکر است که تراکنش های پایا و ساتنا و همچنین انتقال به حساب خود مشمول هیچ کارمزدی نمی شود.</text:span></text:p>
            <text:p text:style-name="P66"><text:span text:style-name="T1">13- اگر این عملیات در ساعت کاری بانکی انجام شود، همان روز و در غیر این صورت، روز بعد واریز انجام می شود.</text:span></text:p>
          </table:table-cell>
        </table:table-row>
      </table:table>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01T22:23:24.014318988</dc:date>
    <meta:editing-cycles>33</meta:editing-cycles>
    <meta:editing-duration>PT1H44M5S</meta:editing-duration>
    <meta:generator>LibreOffice/6.4.3.2$Linux_X86_64 LibreOffice_project/40$Build-2</meta:generator>
    <meta:document-statistic meta:table-count="4" meta:image-count="0" meta:object-count="0" meta:page-count="9" meta:paragraph-count="112" meta:word-count="2344" meta:character-count="10990" meta:non-whitespace-character-count="8756"/>
  </office:meta>
</office:document-meta>
</file>